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023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20"/>
    <style:style style:name="ce2" style:family="table-cell" style:parent-style-name="Default" style:data-style-name="N2"/>
    <style:style style:name="ce3" style:family="table-cell" style:parent-style-name="Default" style:data-style-name="N117"/>
    <style:style style:name="ce4" style:family="table-cell" style:parent-style-name="Default" style:data-style-name="N119"/>
    <style:style style:name="ce5" style:family="table-cell" style:parent-style-name="Default" style:data-style-name="N1"/>
  </office:automatic-styles>
  <office:body>
    <office:spreadsheet>
      <table:calculation-settings table:automatic-find-labels="false"/>
      <table:table table:name="bugsperloc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1"/>
        <table:table-column table:style-name="co5" table:default-cell-style-name="ce2"/>
        <table:table-column table:style-name="co5" table:default-cell-style-name="Default"/>
        <table:table-column table:style-name="co5" table:default-cell-style-name="ce5"/>
        <table:table-column table:style-name="co5" table:default-cell-style-name="ce4"/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warns</text:p>
          </table:table-cell>
          <table:table-cell office:value-type="string" calcext:value-type="string">
            <text:p>warns2</text:p>
          </table:table-cell>
          <table:table-cell office:value-type="string" calcext:value-type="string">
            <text:p>warns3</text:p>
          </table:table-cell>
          <table:table-cell table:style-name="Default" office:value-type="string" calcext:value-type="string">
            <text:p>warns/Kloc</text:p>
          </table:table-cell>
          <table:table-cell table:style-name="Default" office:value-type="string" calcext:value-type="string">
            <text:p>% stable</text:p>
          </table:table-cell>
          <table:table-cell office:value-type="string" calcext:value-type="string">
            <text:p>warns next</text:p>
          </table:table-cell>
          <table:table-cell table:style-name="Default" office:value-type="string" calcext:value-type="string">
            <text:p>% next</text:p>
          </table:table-cell>
          <table:table-cell table:style-name="Default" office:value-type="string" calcext:value-type="string">
            <text:p>warns/Kloc next</text:p>
          </table:table-cell>
        </table:table-row>
        <table:table-row table:style-name="ro1">
          <table:table-cell office:value-type="string" calcext:value-type="string">
            <text:p>samples</text:p>
          </table:table-cell>
          <table:table-cell office:value-type="float" office:value="7504" calcext:value-type="float">
            <text:p>7504</text:p>
          </table:table-cell>
          <table:table-cell office:value-type="float" office:value="30344" calcext:value-type="float">
            <text:p>30344</text:p>
          </table:table-cell>
          <table:table-cell office:value-type="float" office:value="411568" calcext:value-type="float">
            <text:p>411568</text:p>
          </table:table-cell>
          <table:table-cell office:value-type="float" office:value="2471" calcext:value-type="float">
            <text:p>2471</text:p>
          </table:table-cell>
          <table:table-cell office:value-type="float" office:value="2386" calcext:value-type="float">
            <text:p>2386</text:p>
          </table:table-cell>
          <table:table-cell office:value-type="float" office:value="2471" calcext:value-type="float">
            <text:p>2471</text:p>
          </table:table-cell>
          <table:table-cell table:formula="of:=[.E2]/[.B2]*1000" office:value-type="float" office:value="329.291044776119" calcext:value-type="float">
            <text:p>329,3</text:p>
          </table:table-cell>
          <table:table-cell table:formula="of:=[.G2]/21030*100" office:value-type="float" office:value="11.7498811222064" calcext:value-type="float">
            <text:p>11,75</text:p>
          </table:table-cell>
          <table:table-cell office:value-type="float" office:value="2046" calcext:value-type="float">
            <text:p>2046</text:p>
          </table:table-cell>
          <table:table-cell table:style-name="ce4" table:formula="of:=[.J2]/21030*100" office:value-type="float" office:value="9.72895863052782" calcext:value-type="float">
            <text:p>9,7</text:p>
          </table:table-cell>
          <table:table-cell table:formula="of:=[.J2]/[.B2]*1000" office:value-type="float" office:value="272.654584221748" calcext:value-type="float">
            <text:p>272,7</text:p>
          </table:table-cell>
        </table:table-row>
        <table:table-row table:style-name="ro1">
          <table:table-cell office:value-type="string" calcext:value-type="string">
            <text:p>scripts</text:p>
          </table:table-cell>
          <table:table-cell office:value-type="float" office:value="90670" calcext:value-type="float">
            <text:p>90670</text:p>
          </table:table-cell>
          <table:table-cell office:value-type="float" office:value="372499" calcext:value-type="float">
            <text:p>372499</text:p>
          </table:table-cell>
          <table:table-cell office:value-type="float" office:value="4861907" calcext:value-type="float">
            <text:p>4861907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335" calcext:value-type="float">
            <text:p>335</text:p>
          </table:table-cell>
          <table:table-cell table:formula="of:=[.E3]/[.B3]*1000" office:value-type="float" office:value="4.21308040145583" calcext:value-type="float">
            <text:p>4,2</text:p>
          </table:table-cell>
          <table:table-cell table:formula="of:=[.G3]/21030*100" office:value-type="float" office:value="1.59296243461721" calcext:value-type="float">
            <text:p>1,59</text:p>
          </table:table-cell>
          <table:table-cell office:value-type="float" office:value="5300" calcext:value-type="float">
            <text:p>5300</text:p>
          </table:table-cell>
          <table:table-cell table:formula="of:=[.J3]/21030*100" office:value-type="float" office:value="25.2020922491679" calcext:value-type="float">
            <text:p>25</text:p>
          </table:table-cell>
          <table:table-cell table:formula="of:=[.J3]/[.B3]*1000" office:value-type="float" office:value="58.453733318628" calcext:value-type="float">
            <text:p>58,5</text:p>
          </table:table-cell>
        </table:table-row>
        <table:table-row table:style-name="ro1">
          <table:table-cell office:value-type="string" calcext:value-type="string">
            <text:p>crypto</text:p>
          </table:table-cell>
          <table:table-cell office:value-type="float" office:value="80219" calcext:value-type="float">
            <text:p>80219</text:p>
          </table:table-cell>
          <table:table-cell office:value-type="float" office:value="286778" calcext:value-type="float">
            <text:p>286778</text:p>
          </table:table-cell>
          <table:table-cell office:value-type="float" office:value="4083229" calcext:value-type="float">
            <text:p>4083229</text:p>
          </table:table-cell>
          <table:table-cell office:value-type="float" office:value="3590" calcext:value-type="float">
            <text:p>3590</text:p>
          </table:table-cell>
          <table:table-cell table:number-columns-repeated="2" office:value-type="float" office:value="3527" calcext:value-type="float">
            <text:p>3527</text:p>
          </table:table-cell>
          <table:table-cell table:formula="of:=[.E4]/[.B4]*1000" office:value-type="float" office:value="44.752490058465" calcext:value-type="float">
            <text:p>44,8</text:p>
          </table:table-cell>
          <table:table-cell table:formula="of:=[.G4]/21030*100" office:value-type="float" office:value="16.7712791250594" calcext:value-type="float">
            <text:p>16,77</text:p>
          </table:table-cell>
          <table:table-cell office:value-type="float" office:value="3358" calcext:value-type="float">
            <text:p>3358</text:p>
          </table:table-cell>
          <table:table-cell table:formula="of:=[.J4]/21030*100" office:value-type="float" office:value="15.9676652401331" calcext:value-type="float">
            <text:p>16</text:p>
          </table:table-cell>
          <table:table-cell table:formula="of:=[.J4]/[.B4]*1000" office:value-type="float" office:value="41.8604071354667" calcext:value-type="float">
            <text:p>41,9</text:p>
          </table:table-cell>
        </table:table-row>
        <table:table-row table:style-name="ro1">
          <table:table-cell office:value-type="string" calcext:value-type="string">
            <text:p>usr</text:p>
          </table:table-cell>
          <table:table-cell office:value-type="float" office:value="845" calcext:value-type="float">
            <text:p>845</text:p>
          </table:table-cell>
          <table:table-cell office:value-type="float" office:value="3409" calcext:value-type="float">
            <text:p>3409</text:p>
          </table:table-cell>
          <table:table-cell office:value-type="float" office:value="35393" calcext:value-type="float">
            <text:p>35393</text:p>
          </table:table-cell>
          <table:table-cell office:value-type="float" office:value="2471" calcext:value-type="float">
            <text:p>247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[.E5]/[.B5]*1000" office:value-type="float" office:value="2924.26035502959" calcext:value-type="float">
            <text:p>2.924,3</text:p>
          </table:table-cell>
          <table:table-cell table:style-name="ce3" table:formula="of:=[.G5]/21030*100" office:value-type="float" office:value="0.0760817879220162" calcext:value-type="float">
            <text:p>0,076</text:p>
          </table:table-cell>
          <table:table-cell office:value-type="float" office:value="25" calcext:value-type="float">
            <text:p>25</text:p>
          </table:table-cell>
          <table:table-cell table:style-name="ce2" table:formula="of:=[.J5]/21030*100" office:value-type="float" office:value="0.11887779362815" calcext:value-type="float">
            <text:p>0,12</text:p>
          </table:table-cell>
          <table:table-cell table:formula="of:=[.J5]/[.B5]*1000" office:value-type="float" office:value="29.585798816568" calcext:value-type="float">
            <text:p>29,6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float" office:value="108497" calcext:value-type="float">
            <text:p>108497</text:p>
          </table:table-cell>
          <table:table-cell office:value-type="float" office:value="461170" calcext:value-type="float">
            <text:p>461170</text:p>
          </table:table-cell>
          <table:table-cell office:value-type="float" office:value="4389299" calcext:value-type="float">
            <text:p>4389299</text:p>
          </table:table-cell>
          <table:table-cell office:value-type="float" office:value="3001" calcext:value-type="float">
            <text:p>3001</text:p>
          </table:table-cell>
          <table:table-cell office:value-type="float" office:value="1659" calcext:value-type="float">
            <text:p>1659</text:p>
          </table:table-cell>
          <table:table-cell office:value-type="float" office:value="1661" calcext:value-type="float">
            <text:p>1661</text:p>
          </table:table-cell>
          <table:table-cell table:formula="of:=[.E6]/[.B6]*1000" office:value-type="float" office:value="27.6597509608561" calcext:value-type="float">
            <text:p>27,7</text:p>
          </table:table-cell>
          <table:table-cell table:formula="of:=[.G6]/21030*100" office:value-type="float" office:value="7.8982406086543" calcext:value-type="float">
            <text:p>7,90</text:p>
          </table:table-cell>
          <table:table-cell office:value-type="float" office:value="2728" calcext:value-type="float">
            <text:p>2728</text:p>
          </table:table-cell>
          <table:table-cell table:formula="of:=[.J6]/21030*100" office:value-type="float" office:value="12.9719448407038" calcext:value-type="float">
            <text:p>13</text:p>
          </table:table-cell>
          <table:table-cell table:formula="of:=[.J6]/[.B6]*1000" office:value-type="float" office:value="25.1435523562863" calcext:value-type="float">
            <text:p>25,1</text:p>
          </table:table-cell>
        </table:table-row>
        <table:table-row table:style-name="ro1">
          <table:table-cell office:value-type="string" calcext:value-type="string">
            <text:p>lib</text:p>
          </table:table-cell>
          <table:table-cell office:value-type="float" office:value="105285" calcext:value-type="float">
            <text:p>105285</text:p>
          </table:table-cell>
          <table:table-cell office:value-type="float" office:value="505252" calcext:value-type="float">
            <text:p>505252</text:p>
          </table:table-cell>
          <table:table-cell office:value-type="float" office:value="4856149" calcext:value-type="float">
            <text:p>4856149</text:p>
          </table:table-cell>
          <table:table-cell office:value-type="float" office:value="2371" calcext:value-type="float">
            <text:p>2371</text:p>
          </table:table-cell>
          <table:table-cell table:number-columns-repeated="2" office:value-type="float" office:value="1904" calcext:value-type="float">
            <text:p>1904</text:p>
          </table:table-cell>
          <table:table-cell table:formula="of:=[.E7]/[.B7]*1000" office:value-type="float" office:value="22.5198271358693" calcext:value-type="float">
            <text:p>22,5</text:p>
          </table:table-cell>
          <table:table-cell table:formula="of:=[.G7]/21030*100" office:value-type="float" office:value="9.05373276271992" calcext:value-type="float">
            <text:p>9,05</text:p>
          </table:table-cell>
          <table:table-cell office:value-type="float" office:value="1895" calcext:value-type="float">
            <text:p>1895</text:p>
          </table:table-cell>
          <table:table-cell table:style-name="ce4" table:formula="of:=[.J7]/21030*100" office:value-type="float" office:value="9.01093675701379" calcext:value-type="float">
            <text:p>9,0</text:p>
          </table:table-cell>
          <table:table-cell table:formula="of:=[.J7]/[.B7]*1000" office:value-type="float" office:value="17.9987652562093" calcext:value-type="float">
            <text:p>18,0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 office:value-type="float" office:value="692357" calcext:value-type="float">
            <text:p>692357</text:p>
          </table:table-cell>
          <table:table-cell office:value-type="float" office:value="3103176" calcext:value-type="float">
            <text:p>3103176</text:p>
          </table:table-cell>
          <table:table-cell office:value-type="float" office:value="41334292" calcext:value-type="float">
            <text:p>41334292</text:p>
          </table:table-cell>
          <table:table-cell office:value-type="float" office:value="11503" calcext:value-type="float">
            <text:p>11503</text:p>
          </table:table-cell>
          <table:table-cell table:number-columns-repeated="2" office:value-type="float" office:value="8448" calcext:value-type="float">
            <text:p>8448</text:p>
          </table:table-cell>
          <table:table-cell table:formula="of:=[.E8]/[.B8]*1000" office:value-type="float" office:value="16.6142611398455" calcext:value-type="float">
            <text:p>16,6</text:p>
          </table:table-cell>
          <table:table-cell table:formula="of:=[.G8]/21030*100" office:value-type="float" office:value="40.1711840228245" calcext:value-type="float">
            <text:p>40,17</text:p>
          </table:table-cell>
          <table:table-cell office:value-type="float" office:value="8867" calcext:value-type="float">
            <text:p>8867</text:p>
          </table:table-cell>
          <table:table-cell table:formula="of:=[.J8]/21030*100" office:value-type="float" office:value="42.1635758440323" calcext:value-type="float">
            <text:p>42</text:p>
          </table:table-cell>
          <table:table-cell table:formula="of:=[.J8]/[.B8]*1000" office:value-type="float" office:value="12.806976747545" calcext:value-type="float">
            <text:p>12,8</text:p>
          </table:table-cell>
        </table:table-row>
        <table:table-row table:style-name="ro1">
          <table:table-cell office:value-type="string" calcext:value-type="string">
            <text:p>arch/x86</text:p>
          </table:table-cell>
          <table:table-cell office:value-type="float" office:value="343383" calcext:value-type="float">
            <text:p>343383</text:p>
          </table:table-cell>
          <table:table-cell office:value-type="float" office:value="1385556" calcext:value-type="float">
            <text:p>1385556</text:p>
          </table:table-cell>
          <table:table-cell office:value-type="float" office:value="17529117" calcext:value-type="float">
            <text:p>17529117</text:p>
          </table:table-cell>
          <table:table-cell office:value-type="float" office:value="7270" calcext:value-type="float">
            <text:p>7270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table:formula="of:=[.E9]/[.B9]*1000" office:value-type="float" office:value="21.1716945801044" calcext:value-type="float">
            <text:p>21,2</text:p>
          </table:table-cell>
          <table:table-cell table:formula="of:=[.G9]/21030*100" office:value-type="float" office:value="9.1963861150737" calcext:value-type="float">
            <text:p>9,20</text:p>
          </table:table-cell>
          <table:table-cell office:value-type="float" office:value="3029" calcext:value-type="float">
            <text:p>3029</text:p>
          </table:table-cell>
          <table:table-cell table:formula="of:=[.J9]/21030*100" office:value-type="float" office:value="14.4032334759867" calcext:value-type="float">
            <text:p>14</text:p>
          </table:table-cell>
          <table:table-cell table:formula="of:=[.J9]/[.B9]*1000" office:value-type="float" office:value="8.82105404169688" calcext:value-type="float">
            <text:p>8,8</text:p>
          </table:table-cell>
        </table:table-row>
        <table:table-row table:style-name="ro1">
          <table:table-cell office:value-type="string" calcext:value-type="string">
            <text:p>kernel</text:p>
          </table:table-cell>
          <table:table-cell office:value-type="float" office:value="243877" calcext:value-type="float">
            <text:p>243877</text:p>
          </table:table-cell>
          <table:table-cell office:value-type="float" office:value="964835" calcext:value-type="float">
            <text:p>964835</text:p>
          </table:table-cell>
          <table:table-cell office:value-type="float" office:value="11555404" calcext:value-type="float">
            <text:p>11555404</text:p>
          </table:table-cell>
          <table:table-cell office:value-type="float" office:value="5071" calcext:value-type="float">
            <text:p>5071</text:p>
          </table:table-cell>
          <table:table-cell office:value-type="float" office:value="1235" calcext:value-type="float">
            <text:p>1235</text:p>
          </table:table-cell>
          <table:table-cell office:value-type="float" office:value="1236" calcext:value-type="float">
            <text:p>1236</text:p>
          </table:table-cell>
          <table:table-cell table:formula="of:=[.E10]/[.B10]*1000" office:value-type="float" office:value="20.7932687379294" calcext:value-type="float">
            <text:p>20,8</text:p>
          </table:table-cell>
          <table:table-cell table:formula="of:=[.G10]/21030*100" office:value-type="float" office:value="5.87731811697575" calcext:value-type="float">
            <text:p>5,88</text:p>
          </table:table-cell>
          <table:table-cell office:value-type="float" office:value="621" calcext:value-type="float">
            <text:p>621</text:p>
          </table:table-cell>
          <table:table-cell table:style-name="ce4" table:formula="of:=[.J10]/21030*100" office:value-type="float" office:value="2.95292439372325" calcext:value-type="float">
            <text:p>3,0</text:p>
          </table:table-cell>
          <table:table-cell table:formula="of:=[.J10]/[.B10]*1000" office:value-type="float" office:value="2.54636558593061" calcext:value-type="float">
            <text:p>2,5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office:value-type="float" office:value="890562" calcext:value-type="float">
            <text:p>890562</text:p>
          </table:table-cell>
          <table:table-cell office:value-type="float" office:value="3380999" calcext:value-type="float">
            <text:p>3380999</text:p>
          </table:table-cell>
          <table:table-cell office:value-type="float" office:value="43711942" calcext:value-type="float">
            <text:p>43711942</text:p>
          </table:table-cell>
          <table:table-cell office:value-type="float" office:value="3684" calcext:value-type="float">
            <text:p>3684</text:p>
          </table:table-cell>
          <table:table-cell table:number-columns-repeated="2" office:value-type="float" office:value="2109" calcext:value-type="float">
            <text:p>2109</text:p>
          </table:table-cell>
          <table:table-cell table:formula="of:=[.E11]/[.B11]*1000" office:value-type="float" office:value="4.13671367069334" calcext:value-type="float">
            <text:p>4,1</text:p>
          </table:table-cell>
          <table:table-cell table:formula="of:=[.G11]/21030*100" office:value-type="float" office:value="10.0285306704708" calcext:value-type="float">
            <text:p>10,03</text:p>
          </table:table-cell>
          <table:table-cell office:value-type="float" office:value="2139" calcext:value-type="float">
            <text:p>2139</text:p>
          </table:table-cell>
          <table:table-cell table:formula="of:=[.J11]/21030*100" office:value-type="float" office:value="10.1711840228245" calcext:value-type="float">
            <text:p>10</text:p>
          </table:table-cell>
          <table:table-cell table:formula="of:=[.J11]/[.B11]*1000" office:value-type="float" office:value="2.40185411010126" calcext:value-type="float">
            <text:p>2,4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1171794" calcext:value-type="float">
            <text:p>1171794</text:p>
          </table:table-cell>
          <table:table-cell office:value-type="float" office:value="5107297" calcext:value-type="float">
            <text:p>5107297</text:p>
          </table:table-cell>
          <table:table-cell office:value-type="float" office:value="55836539" calcext:value-type="float">
            <text:p>55836539</text:p>
          </table:table-cell>
          <table:table-cell office:value-type="float" office:value="7270" calcext:value-type="float">
            <text:p>7270</text:p>
          </table:table-cell>
          <table:table-cell office:value-type="float" office:value="2861" calcext:value-type="float">
            <text:p>2861</text:p>
          </table:table-cell>
          <table:table-cell office:value-type="float" office:value="2862" calcext:value-type="float">
            <text:p>2862</text:p>
          </table:table-cell>
          <table:table-cell table:formula="of:=[.E12]/[.B12]*1000" office:value-type="float" office:value="6.20416216502218" calcext:value-type="float">
            <text:p>6,2</text:p>
          </table:table-cell>
          <table:table-cell table:formula="of:=[.G12]/21030*100" office:value-type="float" office:value="13.6091298145506" calcext:value-type="float">
            <text:p>13,61</text:p>
          </table:table-cell>
          <table:table-cell office:value-type="float" office:value="2743" calcext:value-type="float">
            <text:p>2743</text:p>
          </table:table-cell>
          <table:table-cell table:formula="of:=[.J12]/21030*100" office:value-type="float" office:value="13.0432715168806" calcext:value-type="float">
            <text:p>13</text:p>
          </table:table-cell>
          <table:table-cell table:formula="of:=[.J12]/[.B12]*1000" office:value-type="float" office:value="2.34085513324014" calcext:value-type="float">
            <text:p>2,3</text:p>
          </table:table-cell>
        </table:table-row>
        <table:table-row table:style-name="ro1">
          <table:table-cell office:value-type="string" calcext:value-type="string">
            <text:p>block</text:p>
          </table:table-cell>
          <table:table-cell office:value-type="float" office:value="38111" calcext:value-type="float">
            <text:p>38111</text:p>
          </table:table-cell>
          <table:table-cell office:value-type="float" office:value="153000" calcext:value-type="float">
            <text:p>153000</text:p>
          </table:table-cell>
          <table:table-cell office:value-type="float" office:value="1705085" calcext:value-type="float">
            <text:p>1705085</text:p>
          </table:table-cell>
          <table:table-cell office:value-type="float" office:value="1776" calcext:value-type="float">
            <text:p>1776</text:p>
          </table:table-cell>
          <table:table-cell table:number-columns-repeated="2" office:value-type="float" office:value="158" calcext:value-type="float">
            <text:p>158</text:p>
          </table:table-cell>
          <table:table-cell table:formula="of:=[.E13]/[.B13]*1000" office:value-type="float" office:value="46.6007189525334" calcext:value-type="float">
            <text:p>46,6</text:p>
          </table:table-cell>
          <table:table-cell table:formula="of:=[.G13]/21030*100" office:value-type="float" office:value="0.75130765572991" calcext:value-type="float">
            <text:p>0,75</text:p>
          </table:table-cell>
          <table:table-cell office:value-type="float" office:value="56" calcext:value-type="float">
            <text:p>56</text:p>
          </table:table-cell>
          <table:table-cell table:style-name="ce2" table:formula="of:=[.J13]/21030*100" office:value-type="float" office:value="0.266286257727057" calcext:value-type="float">
            <text:p>0,27</text:p>
          </table:table-cell>
          <table:table-cell table:formula="of:=[.J13]/[.B13]*1000" office:value-type="float" office:value="1.46939203904385" calcext:value-type="float">
            <text:p>1,5</text:p>
          </table:table-cell>
        </table:table-row>
        <table:table-row table:style-name="ro1">
          <table:table-cell office:value-type="string" calcext:value-type="string">
            <text:p>drivers</text:p>
          </table:table-cell>
          <table:table-cell office:value-type="float" office:value="10818242" calcext:value-type="float">
            <text:p>10818242</text:p>
          </table:table-cell>
          <table:table-cell office:value-type="float" office:value="43090914" calcext:value-type="float">
            <text:p>43090914</text:p>
          </table:table-cell>
          <table:table-cell office:value-type="float" office:value="679477999" calcext:value-type="float">
            <text:p>679477999</text:p>
          </table:table-cell>
          <table:table-cell office:value-type="float" office:value="19456" calcext:value-type="float">
            <text:p>19456</text:p>
          </table:table-cell>
          <table:table-cell office:value-type="float" office:value="13159" calcext:value-type="float">
            <text:p>13159</text:p>
          </table:table-cell>
          <table:table-cell office:value-type="float" office:value="13518" calcext:value-type="float">
            <text:p>13518</text:p>
          </table:table-cell>
          <table:table-cell table:formula="of:=[.E14]/[.B14]*1000" office:value-type="float" office:value="1.79844377672454" calcext:value-type="float">
            <text:p>1,8</text:p>
          </table:table-cell>
          <table:table-cell table:formula="of:=[.G14]/21030*100" office:value-type="float" office:value="64.2796005706134" calcext:value-type="float">
            <text:p>64,28</text:p>
          </table:table-cell>
          <table:table-cell office:value-type="float" office:value="13127" calcext:value-type="float">
            <text:p>13127</text:p>
          </table:table-cell>
          <table:table-cell table:formula="of:=[.J14]/21030*100" office:value-type="float" office:value="62.4203518782691" calcext:value-type="float">
            <text:p>62</text:p>
          </table:table-cell>
          <table:table-cell table:formula="of:=[.J14]/[.B14]*1000" office:value-type="float" office:value="1.21341341781779" calcext:value-type="float">
            <text:p>1,2</text:p>
          </table:table-cell>
        </table:table-row>
        <table:table-row table:style-name="ro1">
          <table:table-cell office:value-type="string" calcext:value-type="string">
            <text:p>arch</text:p>
          </table:table-cell>
          <table:table-cell office:value-type="float" office:value="3365371" calcext:value-type="float">
            <text:p>3365371</text:p>
          </table:table-cell>
          <table:table-cell office:value-type="float" office:value="13566018" calcext:value-type="float">
            <text:p>13566018</text:p>
          </table:table-cell>
          <table:table-cell office:value-type="float" office:value="205300298" calcext:value-type="float">
            <text:p>205300298</text:p>
          </table:table-cell>
          <table:table-cell office:value-type="float" office:value="7270" calcext:value-type="float">
            <text:p>7270</text:p>
          </table:table-cell>
          <table:table-cell office:value-type="float" office:value="2927" calcext:value-type="float">
            <text:p>2927</text:p>
          </table:table-cell>
          <table:table-cell office:value-type="float" office:value="1934" calcext:value-type="float">
            <text:p>1934</text:p>
          </table:table-cell>
          <table:table-cell table:formula="of:=[.E15]/[.B15]*1000" office:value-type="float" office:value="2.16023731113152" calcext:value-type="float">
            <text:p>2,2</text:p>
          </table:table-cell>
          <table:table-cell table:formula="of:=[.G15]/21030*100" office:value-type="float" office:value="9.1963861150737" calcext:value-type="float">
            <text:p>9,20</text:p>
          </table:table-cell>
          <table:table-cell office:value-type="float" office:value="3029" calcext:value-type="float">
            <text:p>3029</text:p>
          </table:table-cell>
          <table:table-cell table:formula="of:=[.J15]/21030*100" office:value-type="float" office:value="14.4032334759867" calcext:value-type="float">
            <text:p>14</text:p>
          </table:table-cell>
          <table:table-cell table:formula="of:=[.J15]/[.B15]*1000" office:value-type="float" office:value="0.90004935562825" calcext:value-type="float">
            <text:p>0,9</text:p>
          </table:table-cell>
        </table:table-row>
        <table:table-row table:style-name="ro1">
          <table:table-cell office:value-type="string" calcext:value-type="string">
            <text:p>sound</text:p>
          </table:table-cell>
          <table:table-cell office:value-type="float" office:value="875947" calcext:value-type="float">
            <text:p>875947</text:p>
          </table:table-cell>
          <table:table-cell office:value-type="float" office:value="3529094" calcext:value-type="float">
            <text:p>3529094</text:p>
          </table:table-cell>
          <table:table-cell office:value-type="float" office:value="49211218" calcext:value-type="float">
            <text:p>49211218</text:p>
          </table:table-cell>
          <table:table-cell office:value-type="float" office:value="3397" calcext:value-type="float">
            <text:p>3397</text:p>
          </table:table-cell>
          <table:table-cell table:number-columns-repeated="2" office:value-type="float" office:value="794" calcext:value-type="float">
            <text:p>794</text:p>
          </table:table-cell>
          <table:table-cell table:formula="of:=[.E16]/[.B16]*1000" office:value-type="float" office:value="3.87808851448775" calcext:value-type="float">
            <text:p>3,9</text:p>
          </table:table-cell>
          <table:table-cell table:formula="of:=[.G16]/21030*100" office:value-type="float" office:value="3.77555872563005" calcext:value-type="float">
            <text:p>3,78</text:p>
          </table:table-cell>
          <table:table-cell office:value-type="float" office:value="317" calcext:value-type="float">
            <text:p>317</text:p>
          </table:table-cell>
          <table:table-cell table:style-name="ce4" table:formula="of:=[.J16]/21030*100" office:value-type="float" office:value="1.50737042320495" calcext:value-type="float">
            <text:p>1,5</text:p>
          </table:table-cell>
          <table:table-cell table:formula="of:=[.J16]/[.B16]*1000" office:value-type="float" office:value="0.361894041534476" calcext:value-type="float">
            <text:p>0,4</text:p>
          </table:table-cell>
        </table:table-row>
        <table:table-row table:style-name="ro1">
          <table:table-cell office:value-type="string" calcext:value-type="string">
            <text:p>ipc</text:p>
          </table:table-cell>
          <table:table-cell office:value-type="float" office:value="8868" calcext:value-type="float">
            <text:p>8868</text:p>
          </table:table-cell>
          <table:table-cell office:value-type="float" office:value="34532" calcext:value-type="float">
            <text:p>34532</text:p>
          </table:table-cell>
          <table:table-cell office:value-type="float" office:value="322200" calcext:value-type="float">
            <text:p>322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7]/[.B17]*1000" office:value-type="float" office:value="0.1127649977447" calcext:value-type="float">
            <text:p>0,1</text:p>
          </table:table-cell>
          <table:table-cell table:formula="of:=[.G17]/21030*100" office:value-type="float" office:value="0.00475511174512601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table:formula="of:=[.J17]/21030*100" office:value-type="float" office:value="0" calcext:value-type="float">
            <text:p>0,000</text:p>
          </table:table-cell>
          <table:table-cell table:formula="of:=[.J17]/[.B17]*1000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5734" calcext:value-type="float">
            <text:p>5734</text:p>
          </table:table-cell>
          <table:table-cell office:value-type="float" office:value="25589" calcext:value-type="float">
            <text:p>25589</text:p>
          </table:table-cell>
          <table:table-cell office:value-type="float" office:value="242742" calcext:value-type="float">
            <text:p>24274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E18]/[.B18]*1000" office:value-type="float" office:value="0.174398325776073" calcext:value-type="float">
            <text:p>0,2</text:p>
          </table:table-cell>
          <table:table-cell table:formula="of:=[.G18]/21030*100" office:value-type="float" office:value="0.00475511174512601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table:formula="of:=[.J18]/21030*100" office:value-type="float" office:value="0" calcext:value-type="float">
            <text:p>0,000</text:p>
          </table:table-cell>
          <table:table-cell table:formula="of:=[.J18]/[.B18]*1000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virt</text:p>
          </table:table-cell>
          <table:table-cell office:value-type="float" office:value="10487" calcext:value-type="float">
            <text:p>10487</text:p>
          </table:table-cell>
          <table:table-cell office:value-type="float" office:value="38265" calcext:value-type="float">
            <text:p>38265</text:p>
          </table:table-cell>
          <table:table-cell office:value-type="float" office:value="485608" calcext:value-type="float">
            <text:p>48560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19]/[.B19]*1000" office:value-type="float" office:value="0" calcext:value-type="float">
            <text:p>0,0</text:p>
          </table:table-cell>
          <table:table-cell table:formula="of:=[.G19]/21030*100" office:value-type="float" office:value="0" calcext:value-type="float">
            <text:p>0,00</text:p>
          </table:table-cell>
          <table:table-cell/>
          <table:table-cell table:style-name="ce3" table:formula="of:=[.J19]/21030*100" office:value-type="float" office:value="0" calcext:value-type="float">
            <text:p>0,000</text:p>
          </table:table-cell>
          <table:table-cell table:formula="of:=[.J19]/[.B19]*1000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tools</text:p>
          </table:table-cell>
          <table:table-cell office:value-type="float" office:value="215159" calcext:value-type="float">
            <text:p>215159</text:p>
          </table:table-cell>
          <table:table-cell office:value-type="float" office:value="813012" calcext:value-type="float">
            <text:p>813012</text:p>
          </table:table-cell>
          <table:table-cell office:value-type="float" office:value="12447498" calcext:value-type="float">
            <text:p>124474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0]/[.B20]*1000" office:value-type="float" office:value="0.00464772563546029" calcext:value-type="float">
            <text:p>0,0</text:p>
          </table:table-cell>
          <table:table-cell table:formula="of:=[.G20]/21030*100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table:formula="of:=[.J20]/21030*100" office:value-type="float" office:value="0" calcext:value-type="float">
            <text:p>0,000</text:p>
          </table:table-cell>
          <table:table-cell table:formula="of:=[.J20]/[.B20]*1000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security</text:p>
          </table:table-cell>
          <table:table-cell office:value-type="float" office:value="75568" calcext:value-type="float">
            <text:p>75568</text:p>
          </table:table-cell>
          <table:table-cell office:value-type="float" office:value="300025" calcext:value-type="float">
            <text:p>300025</text:p>
          </table:table-cell>
          <table:table-cell office:value-type="float" office:value="4002263" calcext:value-type="float">
            <text:p>400226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1]/[.B21]*1000" office:value-type="float" office:value="0.251429176370951" calcext:value-type="float">
            <text:p>0,3</text:p>
          </table:table-cell>
          <table:table-cell table:formula="of:=[.G21]/21030*100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table:formula="of:=[.J21]/21030*100" office:value-type="float" office:value="0" calcext:value-type="float">
            <text:p>0,000</text:p>
          </table:table-cell>
          <table:table-cell table:formula="of:=[.J21]/[.B21]*1000" office:value-type="float" office:value="0" calcext:value-type="float">
            <text:p>0,0</text:p>
          </table:table-cell>
        </table:table-row>
        <table:table-row table:style-name="ro1">
          <table:table-cell office:value-type="string" calcext:value-type="string">
            <text:p>firmware</text:p>
          </table:table-cell>
          <table:table-cell office:value-type="float" office:value="129074" calcext:value-type="float">
            <text:p>129074</text:p>
          </table:table-cell>
          <table:table-cell office:value-type="float" office:value="147945" calcext:value-type="float">
            <text:p>147945</text:p>
          </table:table-cell>
          <table:table-cell office:value-type="float" office:value="10323546" calcext:value-type="float">
            <text:p>10323546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]/[.B22]*1000" office:value-type="float" office:value="1.65021615507383" calcext:value-type="float">
            <text:p>1,7</text:p>
          </table:table-cell>
          <table:table-cell table:formula="of:=[.G22]/21030*100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3" table:formula="of:=[.J22]/21030*100" office:value-type="float" office:value="0" calcext:value-type="float">
            <text:p>0,000</text:p>
          </table:table-cell>
          <table:table-cell table:formula="of:=[.J22]/[.B22]*1000" office:value-type="float" office:value="0" calcext:value-type="float">
            <text:p>0,0</text:p>
          </table:table-cell>
        </table:table-row>
      </table:table>
      <table:named-expressions/>
      <table:database-ranges>
        <table:database-range table:name="__Anonymous_Sheet_DB__0" table:target-range-address="bugsperloc.A1:bugsperloc.L22" table:contains-header="false">
          <table:sort>
            <table:sort-by table:field-number="1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Nimbus Sans L" fo:language="en" fo:country="US" style:font-name-asian="Nimbus Sans L1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3" number:min-integer-digits="1" number:grouping="true"/>
    </number:number-style>
    <number:number-style style:name="N109">
      <number:number number:decimal-places="11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percentage-style style:name="N118">
      <number:number number:decimal-places="1" number:min-integer-digits="1"/>
      <number:text>%</number:text>
    </number:percentage-style>
    <number:number-style style:name="N119">
      <number:number number:decimal-places="1" number:min-integer-digits="1"/>
    </number:number-style>
    <number:number-style style:name="N120">
      <number:number number:decimal-places="1" number:min-integer-digits="1" number:grouping="true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-00-0000</text:date>, <text:time style:data-style-name="N2" text:time-value="07:15:24.357523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31T07:48:30.109797774</dc:date>
    <meta:editing-duration>PT1H52M37S</meta:editing-duration>
    <meta:editing-cycles>14</meta:editing-cycles>
    <meta:generator>LibreOffice/4.3.7.2$Linux_X86_64 LibreOffice_project/430m0$Build-2</meta:generator>
    <meta:document-statistic meta:table-count="1" meta:cell-count="263" meta:object-count="0"/>
  </office:meta>
</office:document-meta>
</file>